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3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0.926cm" style:use-optimal-column-width="false"/>
    </style:style>
    <style:style style:name="co2" style:family="table-column">
      <style:table-column-properties style:column-width="0.928cm" style:use-optimal-column-width="false"/>
    </style:style>
    <style:style style:name="ro1" style:family="table-row">
      <style:table-row-properties style:row-height="-1.067cm"/>
    </style:style>
    <style:style style:name="ro2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line draw:style-name="gr1" draw:text-style-name="P1" draw:layer="layout" svg:x1="4.581cm" svg:y1="4.873cm" svg:x2="5.981cm" svg:y2="5.873cm">
          <text:p/>
        </draw:line>
        <draw:line draw:style-name="gr1" draw:text-style-name="P1" draw:layer="layout" svg:x1="4.581cm" svg:y1="4.873cm" svg:x2="5.181cm" svg:y2="5.945cm">
          <text:p/>
        </draw:line>
        <draw:line draw:style-name="gr2" draw:text-style-name="P2" draw:layer="layout" svg:x1="4.581cm" svg:y1="4.873cm" svg:x2="3.981cm" svg:y2="5.873cm">
          <text:p/>
        </draw:line>
        <draw:line draw:style-name="gr3" draw:text-style-name="P3" draw:layer="layout" svg:x1="4.781cm" svg:y1="4.769cm" svg:x2="2.981cm" svg:y2="5.873cm">
          <text:p/>
        </draw:line>
        <draw:frame draw:style-name="standard" draw:layer="layout" svg:width="4.631cm" svg:height="0.971cm" svg:x="1.766cm" svg:y="5.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29cm" svg:height="0.971cm" svg:x="4.072cm" svg:y="7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1" draw:layer="layout" svg:x1="6.433cm" svg:y1="9.073cm" svg:x2="7cm" svg:y2="10.13cm">
          <text:p/>
        </draw:line>
        <draw:line draw:style-name="gr3" draw:text-style-name="P3" draw:layer="layout" svg:x1="6.533cm" svg:y1="8.969cm" svg:x2="5.8cm" svg:y2="10.048cm">
          <text:p/>
        </draw:line>
        <draw:frame draw:style-name="standard" draw:layer="layout" svg:width="4.631cm" svg:height="0.971cm" svg:x="2.633cm" svg:y="10.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29cm" svg:height="0.971cm" svg:x="4.19cm" svg:y="3.6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629cm" svg:height="0.971cm" svg:x="13.073cm" svg:y="3.7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14.434cm" svg:y1="4.874cm" svg:x2="15.449cm" svg:y2="5.874cm">
          <text:p/>
        </draw:line>
        <draw:line draw:style-name="gr1" draw:text-style-name="P1" draw:layer="layout" svg:x1="14.434cm" svg:y1="4.874cm" svg:x2="14.449cm" svg:y2="5.946cm">
          <text:p/>
        </draw:line>
        <draw:line draw:style-name="gr3" draw:text-style-name="P3" draw:layer="layout" svg:x1="14.534cm" svg:y1="4.77cm" svg:x2="13.334cm" svg:y2="5.849cm">
          <text:p/>
        </draw:line>
        <draw:frame draw:style-name="standard" draw:layer="layout" svg:width="4.631cm" svg:height="0.971cm" svg:x="11.134cm" svg:y="5.9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629cm" svg:height="0.971cm" svg:x="13.073cm" svg:y="7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" draw:text-style-name="P3" draw:layer="layout" svg:x1="16.334cm" svg:y1="8.97cm" svg:x2="16.334cm" svg:y2="10.049cm">
          <text:p/>
        </draw:line>
        <draw:frame draw:style-name="standard" draw:layer="layout" svg:width="4.631cm" svg:height="0.971cm" svg:x="12.081cm" svg:y="10.1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7:00:21.863482294</meta:creation-date>
    <dc:date>2018-04-23T17:12:19.323031303</dc:date>
    <meta:editing-duration>PT1M37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